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62B0000011581575A5F73A5D6A4.png" manifest:media-type="image/png"/>
  <manifest:file-entry manifest:full-path="Pictures/100000000000044E000000ADE9B20DD971A4C636.png" manifest:media-type="image/png"/>
  <manifest:file-entry manifest:full-path="Pictures/10000000000004030000011A2B7FA017DDC64D01.png" manifest:media-type="image/png"/>
  <manifest:file-entry manifest:full-path="Pictures/10000001000005FE0000033D2BE6EF261FCC57AD.png" manifest:media-type="image/png"/>
  <manifest:file-entry manifest:full-path="Pictures/10000001000001F50000008E5E7BEE69BAE74E54.png" manifest:media-type="image/png"/>
  <manifest:file-entry manifest:full-path="Pictures/10000001000002E40000031E536CDD6932654004.png" manifest:media-type="image/png"/>
  <manifest:file-entry manifest:full-path="Pictures/10000001000002030000007F431994E204D99CA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automatic-styles>
    <style:style style:name="P1" style:family="paragraph" style:parent-style-name="Standard">
      <style:text-properties officeooo:paragraph-rsid="006004df"/>
    </style:style>
    <style:style style:name="P2" style:family="paragraph" style:parent-style-name="Standard">
      <style:text-properties style:font-name="Georgia" officeooo:rsid="003454c2" officeooo:paragraph-rsid="006004df" style:font-name-asian="Georgia1" style:font-name-complex="Georgia1"/>
    </style:style>
    <style:style style:name="P3" style:family="paragraph" style:parent-style-name="Standard">
      <style:paragraph-properties fo:text-align="justify" style:justify-single-word="false"/>
      <style:text-properties style:font-name="Georgia" style:font-name-asian="Georgia1" style:font-name-complex="Georgia1"/>
    </style:style>
    <style:style style:name="P4" style:family="paragraph" style:parent-style-name="Standard">
      <style:paragraph-properties fo:text-align="justify" style:justify-single-word="false"/>
      <style:text-properties style:font-name="Georgia" officeooo:paragraph-rsid="003454c2" style:font-name-asian="Georgia1" style:font-name-complex="Georgia1"/>
    </style:style>
    <style:style style:name="P5" style:family="paragraph" style:parent-style-name="Standard">
      <style:paragraph-properties fo:text-align="justify" style:justify-single-word="false"/>
      <style:text-properties style:font-name="Georgia" officeooo:paragraph-rsid="002688cc" style:font-name-asian="Georgia1" style:font-name-complex="Georgia1"/>
    </style:style>
    <style:style style:name="P6" style:family="paragraph" style:parent-style-name="Standard">
      <style:paragraph-properties fo:text-align="justify" style:justify-single-word="false"/>
      <style:text-properties style:font-name="Georgia" officeooo:paragraph-rsid="0057208c" style:font-name-asian="Georgia1" style:font-name-complex="Georgia1"/>
    </style:style>
    <style:style style:name="P7" style:family="paragraph" style:parent-style-name="Standard">
      <style:paragraph-properties fo:text-align="justify" style:justify-single-word="false"/>
      <style:text-properties style:font-name="Georgia" officeooo:paragraph-rsid="00546798" style:font-name-asian="Georgia1" style:font-name-complex="Georgia1"/>
    </style:style>
    <style:style style:name="P8" style:family="paragraph" style:parent-style-name="Standard">
      <style:paragraph-properties fo:text-align="justify" style:justify-single-word="false"/>
      <style:text-properties style:font-name="Georgia" officeooo:paragraph-rsid="00584111" style:font-name-asian="Georgia1" style:font-name-complex="Georgia1"/>
    </style:style>
    <style:style style:name="P9" style:family="paragraph" style:parent-style-name="Standard">
      <style:paragraph-properties fo:text-align="justify" style:justify-single-word="false"/>
      <style:text-properties style:font-name="Georgia" officeooo:paragraph-rsid="0036503b" style:font-name-asian="Georgia1" style:font-name-complex="Georgia1"/>
    </style:style>
    <style:style style:name="P10" style:family="paragraph" style:parent-style-name="Standard">
      <style:paragraph-properties fo:text-align="justify" style:justify-single-word="false"/>
      <style:text-properties style:font-name="Georgia" officeooo:paragraph-rsid="008191e1" style:font-name-asian="Georgia1" style:font-name-complex="Georgia1"/>
    </style:style>
    <style:style style:name="P11" style:family="paragraph" style:parent-style-name="Standard">
      <style:paragraph-properties fo:text-align="justify" style:justify-single-word="false"/>
      <style:text-properties style:font-name="Georgia" officeooo:paragraph-rsid="0086b063" style:font-name-asian="Georgia1" style:font-name-complex="Georgia1"/>
    </style:style>
    <style:style style:name="P12" style:family="paragraph" style:parent-style-name="Standard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13" style:family="paragraph" style:parent-style-name="Standard">
      <style:paragraph-properties fo:text-align="justify" style:justify-single-word="false"/>
      <style:text-properties style:font-name="Georgia" officeooo:rsid="0023ad53" officeooo:paragraph-rsid="00584111" style:font-name-asian="Georgia1" style:font-name-complex="Georgia1"/>
    </style:style>
    <style:style style:name="P14" style:family="paragraph" style:parent-style-name="Standard">
      <style:paragraph-properties fo:text-align="justify" style:justify-single-word="false"/>
      <style:text-properties style:font-name="Georgia" officeooo:rsid="007c3a90" officeooo:paragraph-rsid="007c3a90" style:font-name-asian="Georgia1" style:font-name-complex="Georgia1"/>
    </style:style>
    <style:style style:name="P15" style:family="paragraph" style:parent-style-name="Standard">
      <style:paragraph-properties fo:text-align="justify" style:justify-single-word="false"/>
      <style:text-properties style:font-name="Georgia" officeooo:rsid="007c77f3" officeooo:paragraph-rsid="007c77f3" style:font-name-asian="Georgia1" style:font-name-complex="Georgia1"/>
    </style:style>
    <style:style style:name="P16" style:family="paragraph" style:parent-style-name="Standard">
      <style:paragraph-properties fo:text-align="justify" style:justify-single-word="false"/>
      <style:text-properties style:font-name="Georgia" officeooo:rsid="007eef29" officeooo:paragraph-rsid="007eef29" style:font-name-asian="Georgia1" style:font-name-complex="Georgia1"/>
    </style:style>
    <style:style style:name="P17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Georgia" officeooo:rsid="007eef29" officeooo:paragraph-rsid="007eef29" style:font-name-asian="Georgia1" style:font-name-complex="Georgia1"/>
    </style:style>
    <style:style style:name="P18" style:family="paragraph" style:parent-style-name="Standard">
      <style:paragraph-properties fo:margin-left="2.54cm" fo:margin-right="0cm" fo:text-align="justify" style:justify-single-word="false" fo:text-indent="0cm" style:auto-text-indent="false"/>
      <style:text-properties style:font-name="Georgia" officeooo:rsid="007eef29" officeooo:paragraph-rsid="007eef29" style:font-name-asian="Georgia1" style:font-name-complex="Georgia1"/>
    </style:style>
    <style:style style:name="P19" style:family="paragraph" style:parent-style-name="Standard">
      <style:paragraph-properties fo:text-align="justify" style:justify-single-word="false"/>
      <style:text-properties style:font-name="Georgia" officeooo:rsid="007eef29" officeooo:paragraph-rsid="0080e1b3" style:font-name-asian="Georgia1" style:font-name-complex="Georgia1"/>
    </style:style>
    <style:style style:name="P20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Georgia" officeooo:rsid="007eef29" officeooo:paragraph-rsid="0080e1b3" style:font-name-asian="Georgia1" style:font-name-complex="Georgia1"/>
    </style:style>
    <style:style style:name="P21" style:family="paragraph" style:parent-style-name="Standard">
      <style:paragraph-properties fo:text-align="justify" style:justify-single-word="false"/>
      <style:text-properties style:font-name="Georgia" officeooo:rsid="008191e1" officeooo:paragraph-rsid="008191e1" style:font-name-asian="Georgia1" style:font-name-complex="Georgia1"/>
    </style:style>
    <style:style style:name="P22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Georgia" officeooo:rsid="008191e1" officeooo:paragraph-rsid="008191e1" style:font-name-asian="Georgia1" style:font-name-complex="Georgia1"/>
    </style:style>
    <style:style style:name="P23" style:family="paragraph" style:parent-style-name="Standard">
      <style:paragraph-properties fo:text-align="justify" style:justify-single-word="false"/>
      <style:text-properties style:font-name="Georgia" officeooo:rsid="0083c7b9" officeooo:paragraph-rsid="0083c7b9" style:font-name-asian="Georgia1" style:font-name-complex="Georgia1"/>
    </style:style>
    <style:style style:name="P24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Georgia" officeooo:rsid="0083c7b9" officeooo:paragraph-rsid="0083c7b9" style:font-name-asian="Georgia1" style:font-name-complex="Georgia1"/>
    </style:style>
    <style:style style:name="P25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Georgia" officeooo:rsid="00845bf2" officeooo:paragraph-rsid="00845bf2" style:font-name-asian="Georgia1" style:font-name-complex="Georgia1"/>
    </style:style>
    <style:style style:name="P2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Georgia" officeooo:rsid="00845bf2" officeooo:paragraph-rsid="00845bf2" style:font-name-asian="Georgia1" style:font-name-complex="Georgia1"/>
    </style:style>
    <style:style style:name="P27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Georgia" officeooo:rsid="0086b063" officeooo:paragraph-rsid="0086b063" style:font-name-asian="Georgia1" style:font-name-complex="Georgia1"/>
    </style:style>
    <style:style style:name="P28" style:family="paragraph" style:parent-style-name="Standard">
      <style:paragraph-properties fo:text-align="justify" style:justify-single-word="false"/>
      <style:text-properties style:font-name="Georgia" officeooo:rsid="008907e4" officeooo:paragraph-rsid="008907e4" style:font-name-asian="Georgia1" style:font-name-complex="Georgia1"/>
    </style:style>
    <style:style style:name="P29" style:family="paragraph" style:parent-style-name="Standard">
      <style:paragraph-properties fo:text-align="justify" style:justify-single-word="false"/>
      <style:text-properties style:font-name="Georgia" officeooo:rsid="0089eaed" officeooo:paragraph-rsid="0089eaed" style:font-name-asian="Georgia1" style:font-name-complex="Georgia1"/>
    </style:style>
    <style:style style:name="P30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Georgia" officeooo:rsid="0089eaed" officeooo:paragraph-rsid="0089eaed" style:font-name-asian="Georgia1" style:font-name-complex="Georgia1"/>
    </style:style>
    <style:style style:name="P31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Georgia" officeooo:rsid="008c2ff2" officeooo:paragraph-rsid="008c2ff2" style:font-name-asian="Georgia1" style:font-name-complex="Georgia1"/>
    </style:style>
    <style:style style:name="P32" style:family="paragraph" style:parent-style-name="Standard">
      <style:paragraph-properties fo:text-align="justify" style:justify-single-word="false"/>
      <style:text-properties style:font-name="Georgia" officeooo:rsid="008c2ff2" officeooo:paragraph-rsid="008c2ff2" style:font-name-asian="Georgia1" style:font-name-complex="Georgia1"/>
    </style:style>
    <style:style style:name="P33" style:family="paragraph" style:parent-style-name="Standard">
      <style:paragraph-properties fo:text-align="justify" style:justify-single-word="false"/>
      <style:text-properties style:font-name="Georgia" officeooo:rsid="008d1adc" officeooo:paragraph-rsid="008d1adc" style:font-name-asian="Georgia1" style:font-name-complex="Georgia1"/>
    </style:style>
    <style:style style:name="P34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Georgia" officeooo:rsid="008d1adc" officeooo:paragraph-rsid="008d1adc" style:font-name-asian="Georgia1" style:font-name-complex="Georgia1"/>
    </style:style>
    <style:style style:name="P35" style:family="paragraph" style:parent-style-name="Standard">
      <style:paragraph-properties fo:text-align="justify" style:justify-single-word="false"/>
      <style:text-properties style:font-name="Georgia" style:text-underline-style="solid" style:text-underline-width="auto" style:text-underline-color="font-color" officeooo:rsid="003454c2" officeooo:paragraph-rsid="003454c2" style:font-name-asian="Georgia1" style:font-name-complex="Georgia1"/>
    </style:style>
    <style:style style:name="P36" style:family="paragraph" style:parent-style-name="Standard">
      <style:paragraph-properties fo:text-align="justify" style:justify-single-word="false"/>
      <style:text-properties style:font-name="Georgia" style:text-underline-style="solid" style:text-underline-width="auto" style:text-underline-color="font-color" fo:font-weight="bold" officeooo:rsid="007eef29" officeooo:paragraph-rsid="007eef29" style:font-name-asian="Georgia1" style:font-weight-asian="bold" style:font-name-complex="Georgia1" style:font-weight-complex="bold"/>
    </style:style>
    <style:style style:name="P37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P38" style:family="paragraph" style:parent-style-name="Standard">
      <style:paragraph-properties fo:text-align="end" style:justify-single-word="false"/>
    </style:style>
    <style:style style:name="P39" style:family="paragraph" style:parent-style-name="Standard">
      <style:paragraph-properties fo:text-align="end" style:justify-single-word="false"/>
      <style:text-properties officeooo:paragraph-rsid="004ca859"/>
    </style:style>
    <style:style style:name="P40" style:family="paragraph" style:parent-style-name="Standard">
      <style:paragraph-properties fo:text-align="center" style:justify-single-word="false"/>
    </style:style>
    <style:style style:name="P41" style:family="paragraph" style:parent-style-name="Title">
      <style:text-properties fo:font-size="32pt" officeooo:paragraph-rsid="001dc34f" style:font-size-asian="32pt" style:font-size-complex="32pt"/>
    </style:style>
    <style:style style:name="P42" style:family="paragraph" style:parent-style-name="Standard">
      <style:paragraph-properties fo:text-align="justify" style:justify-single-word="false"/>
    </style:style>
    <style:style style:name="P43" style:family="paragraph" style:parent-style-name="Standard">
      <style:paragraph-properties fo:text-align="justify" style:justify-single-word="false"/>
      <style:text-properties officeooo:paragraph-rsid="003454c2"/>
    </style:style>
    <style:style style:name="P44" style:family="paragraph" style:parent-style-name="Standard">
      <style:paragraph-properties fo:text-align="justify" style:justify-single-word="false"/>
      <style:text-properties officeooo:paragraph-rsid="007eef29"/>
    </style:style>
    <style:style style:name="P45" style:family="paragraph" style:parent-style-name="Standard">
      <style:paragraph-properties fo:text-align="justify" style:justify-single-word="false"/>
      <style:text-properties officeooo:paragraph-rsid="0080e1b3"/>
    </style:style>
    <style:style style:name="P46" style:family="paragraph" style:parent-style-name="Standard">
      <style:paragraph-properties fo:text-align="start" style:justify-single-word="false"/>
      <style:text-properties officeooo:paragraph-rsid="004ca859"/>
    </style:style>
    <style:style style:name="P47" style:family="paragraph" style:parent-style-name="Standard">
      <style:paragraph-properties fo:text-align="justify" style:justify-single-word="false"/>
      <style:text-properties fo:font-size="4pt" officeooo:paragraph-rsid="00489d3a" style:font-size-asian="3.5pt" style:font-size-complex="4pt"/>
    </style:style>
    <style:style style:name="P48" style:family="paragraph" style:parent-style-name="Heading_20_1">
      <style:paragraph-properties fo:margin-top="0cm" fo:margin-bottom="0cm" style:contextual-spacing="false" fo:break-before="page"/>
      <style:text-properties officeooo:paragraph-rsid="0036503b"/>
    </style:style>
    <style:style style:name="P49" style:family="paragraph" style:parent-style-name="Heading_20_2">
      <style:paragraph-properties fo:margin-left="1.27cm" fo:margin-right="0cm" fo:margin-top="0cm" fo:margin-bottom="0cm" style:contextual-spacing="false" fo:text-indent="0cm" style:auto-text-indent="false"/>
      <style:text-properties officeooo:paragraph-rsid="0036503b"/>
    </style:style>
    <style:style style:name="P50" style:family="paragraph" style:parent-style-name="Text_20_body">
      <style:paragraph-properties fo:margin-top="0cm" fo:margin-bottom="0cm" style:contextual-spacing="false"/>
      <style:text-properties officeooo:paragraph-rsid="0036d920"/>
    </style:style>
    <style:style style:name="P51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52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53" style:family="paragraph" style:parent-style-name="Contents_20_Heading" style:master-page-name="Standard">
      <style:paragraph-properties style:page-number="1" fo:break-before="page"/>
    </style:style>
    <style:style style:name="P54" style:family="paragraph" style:parent-style-name="Heading_20_1" style:list-style-name="L2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rsid="007851b6" officeooo:paragraph-rsid="007851b6"/>
    </style:style>
    <style:style style:name="P55" style:family="paragraph" style:parent-style-name="Heading_20_1" style:list-style-name="L2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rsid="0079f78d" officeooo:paragraph-rsid="0079f78d"/>
    </style:style>
    <style:style style:name="P56" style:family="paragraph" style:parent-style-name="Heading_20_1" style:list-style-name="L2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rsid="007aa6da" officeooo:paragraph-rsid="007aa6da"/>
    </style:style>
    <style:style style:name="P57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7851b6" officeooo:paragraph-rsid="007851b6"/>
    </style:style>
    <style:style style:name="P58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justify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7851b6" officeooo:paragraph-rsid="007851b6"/>
    </style:style>
    <style:style style:name="P59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79f78d" officeooo:paragraph-rsid="0079f78d"/>
    </style:style>
    <style:style style:name="P60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7aa6da" officeooo:paragraph-rsid="007aa6da"/>
    </style:style>
    <style:style style:name="P61" style:family="paragraph" style:parent-style-name="Standard" style:list-style-name="L1">
      <style:paragraph-properties fo:text-align="justify" style:justify-single-word="false"/>
      <style:text-properties style:font-name="Georgia" officeooo:paragraph-rsid="003454c2" style:font-name-asian="Georgia1" style:font-name-complex="Georgia1"/>
    </style:style>
    <style:style style:name="P62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Georgia" officeooo:rsid="0082cd94" officeooo:paragraph-rsid="008191e1" style:font-name-asian="Georgia1" style:font-name-complex="Georgia1"/>
    </style:style>
    <style:style style:name="P63" style:family="paragraph" style:parent-style-name="Standard" style:list-style-name="L4">
      <style:paragraph-properties fo:text-align="justify" style:justify-single-word="false"/>
      <style:text-properties style:font-name="Georgia" officeooo:rsid="007eef29" officeooo:paragraph-rsid="007eef29" style:font-name-asian="Georgia1" style:font-name-complex="Georgia1"/>
    </style:style>
    <style:style style:name="P64" style:family="paragraph" style:parent-style-name="Standard" style:list-style-name="L5">
      <style:paragraph-properties fo:text-align="justify" style:justify-single-word="false"/>
      <style:text-properties style:font-name="Georgia" officeooo:rsid="007eef29" officeooo:paragraph-rsid="007eef29" style:font-name-asian="Georgia1" style:font-name-complex="Georgia1"/>
    </style:style>
    <style:style style:name="P65" style:family="paragraph" style:parent-style-name="Standard" style:list-style-name="L6">
      <style:paragraph-properties fo:text-align="justify" style:justify-single-word="false"/>
      <style:text-properties style:font-name="Georgia" officeooo:rsid="007eef29" officeooo:paragraph-rsid="007eef29" style:font-name-asian="Georgia1" style:font-name-complex="Georgia1"/>
    </style:style>
    <style:style style:name="P66" style:family="paragraph" style:parent-style-name="Standard" style:list-style-name="L7">
      <style:paragraph-properties fo:text-align="justify" style:justify-single-word="false"/>
      <style:text-properties style:font-name="Georgia" officeooo:rsid="007eef29" officeooo:paragraph-rsid="007eef29" style:font-name-asian="Georgia1" style:font-name-complex="Georgia1"/>
    </style:style>
    <style:style style:name="P67" style:family="paragraph" style:parent-style-name="Standard" style:list-style-name="L7">
      <style:paragraph-properties fo:text-align="justify" style:justify-single-word="false"/>
      <style:text-properties style:font-name="Georgia" officeooo:rsid="007eef29" officeooo:paragraph-rsid="008941d5" style:font-name-asian="Georgia1" style:font-name-complex="Georgia1"/>
    </style:style>
    <style:style style:name="P68" style:family="paragraph" style:parent-style-name="Standard" style:list-style-name="L8">
      <style:paragraph-properties fo:text-align="justify" style:justify-single-word="false"/>
      <style:text-properties style:font-name="Georgia" officeooo:rsid="007eef29" officeooo:paragraph-rsid="007eef29" style:font-name-asian="Georgia1" style:font-name-complex="Georgia1"/>
    </style:style>
    <style:style style:name="P69" style:family="paragraph" style:parent-style-name="Standard" style:list-style-name="L9">
      <style:paragraph-properties fo:text-align="justify" style:justify-single-word="false"/>
      <style:text-properties style:font-name="Georgia" officeooo:rsid="007eef29" officeooo:paragraph-rsid="007eef29" style:font-name-asian="Georgia1" style:font-name-complex="Georgia1"/>
    </style:style>
    <style:style style:name="P70" style:family="paragraph" style:parent-style-name="Standard" style:list-style-name="L9">
      <style:paragraph-properties fo:text-align="justify" style:justify-single-word="false"/>
      <style:text-properties style:font-name="Georgia" officeooo:rsid="007eef29" officeooo:paragraph-rsid="0080e1b3" style:font-name-asian="Georgia1" style:font-name-complex="Georgia1"/>
    </style:style>
    <style:style style:name="P71" style:family="paragraph" style:parent-style-name="Standard" style:list-style-name="L10">
      <style:paragraph-properties fo:text-align="justify" style:justify-single-word="false"/>
      <style:text-properties style:font-name="Georgia" officeooo:rsid="007eef29" officeooo:paragraph-rsid="0080e1b3" style:font-name-asian="Georgia1" style:font-name-complex="Georgia1"/>
    </style:style>
    <style:style style:name="P72" style:family="paragraph" style:parent-style-name="Standard" style:list-style-name="L11">
      <style:paragraph-properties fo:text-align="justify" style:justify-single-word="false"/>
      <style:text-properties style:font-name="Georgia" officeooo:rsid="007eef29" officeooo:paragraph-rsid="007eef29" style:font-name-asian="Georgia1" style:font-name-complex="Georgia1"/>
    </style:style>
    <style:style style:name="P73" style:family="paragraph" style:parent-style-name="Standard" style:list-style-name="L12">
      <style:paragraph-properties fo:text-align="justify" style:justify-single-word="false"/>
      <style:text-properties style:font-name="Georgia" officeooo:rsid="007eef29" officeooo:paragraph-rsid="007eef29" style:font-name-asian="Georgia1" style:font-name-complex="Georgia1"/>
    </style:style>
    <style:style style:name="P74" style:family="paragraph" style:parent-style-name="Standard" style:list-style-name="L13">
      <style:paragraph-properties fo:text-align="justify" style:justify-single-word="false"/>
      <style:text-properties style:font-name="Georgia" officeooo:rsid="007eef29" officeooo:paragraph-rsid="007eef29" style:font-name-asian="Georgia1" style:font-name-complex="Georgia1"/>
    </style:style>
    <style:style style:name="P75" style:family="paragraph" style:parent-style-name="Standard" style:list-style-name="L14">
      <style:paragraph-properties fo:text-align="justify" style:justify-single-word="false"/>
      <style:text-properties style:font-name="Georgia" officeooo:rsid="007eef29" officeooo:paragraph-rsid="007eef29" style:font-name-asian="Georgia1" style:font-name-complex="Georgia1"/>
    </style:style>
    <style:style style:name="P76" style:family="paragraph" style:parent-style-name="Standard" style:list-style-name="L18">
      <style:paragraph-properties fo:text-align="justify" style:justify-single-word="false"/>
      <style:text-properties style:font-name="Georgia" officeooo:rsid="007eef29" officeooo:paragraph-rsid="0090c172" style:font-name-asian="Georgia1" style:font-name-complex="Georgia1"/>
    </style:style>
    <style:style style:name="P77" style:family="paragraph" style:parent-style-name="Standard" style:list-style-name="L18">
      <style:paragraph-properties fo:text-align="justify" style:justify-single-word="false"/>
      <style:text-properties style:font-name="Georgia" officeooo:rsid="007eef29" officeooo:paragraph-rsid="009283ed" style:font-name-asian="Georgia1" style:font-name-complex="Georgia1"/>
    </style:style>
    <style:style style:name="P78" style:family="paragraph" style:parent-style-name="Standard">
      <style:paragraph-properties fo:text-align="justify" style:justify-single-word="false"/>
      <style:text-properties style:font-name="Georgia" officeooo:rsid="0023ad53" officeooo:paragraph-rsid="0036d920" style:font-name-asian="Georgia1" style:font-name-complex="Georgia1"/>
    </style:style>
    <style:style style:name="P79" style:family="paragraph" style:parent-style-name="Standard" style:list-style-name="L15">
      <style:paragraph-properties fo:text-align="justify" style:justify-single-word="false"/>
      <style:text-properties style:font-name="Georgia" officeooo:rsid="008e35e3" officeooo:paragraph-rsid="008f18a4" style:font-name-asian="Georgia1" style:font-name-complex="Georgia1"/>
    </style:style>
    <style:style style:name="P80" style:family="paragraph" style:parent-style-name="Standard" style:list-style-name="L16">
      <style:paragraph-properties fo:text-align="justify" style:justify-single-word="false"/>
      <style:text-properties style:font-name="Georgia" officeooo:rsid="008e35e3" officeooo:paragraph-rsid="008f18a4" style:font-name-asian="Georgia1" style:font-name-complex="Georgia1"/>
    </style:style>
    <style:style style:name="P81" style:family="paragraph" style:parent-style-name="Standard" style:list-style-name="L16">
      <style:paragraph-properties fo:text-align="justify" style:justify-single-word="false"/>
      <style:text-properties style:font-name="Georgia" officeooo:rsid="008e35e3" officeooo:paragraph-rsid="00929b64" style:font-name-asian="Georgia1" style:font-name-complex="Georgia1"/>
    </style:style>
    <style:style style:name="P82" style:family="paragraph" style:parent-style-name="Standard" style:list-style-name="L17">
      <style:paragraph-properties fo:text-align="justify" style:justify-single-word="false"/>
      <style:text-properties style:font-name="Georgia" officeooo:rsid="008e35e3" officeooo:paragraph-rsid="008e35e3" style:font-name-asian="Georgia1" style:font-name-complex="Georgia1"/>
    </style:style>
    <style:style style:name="P83" style:family="paragraph" style:parent-style-name="Standard" style:list-style-name="L18">
      <style:paragraph-properties fo:text-align="justify" style:justify-single-word="false"/>
      <style:text-properties style:font-name="Georgia" officeooo:rsid="008e35e3" officeooo:paragraph-rsid="008e35e3" style:font-name-asian="Georgia1" style:font-name-complex="Georgia1"/>
    </style:style>
    <style:style style:name="P84" style:family="paragraph" style:parent-style-name="Standard" style:list-style-name="L18">
      <style:paragraph-properties fo:text-align="justify" style:justify-single-word="false"/>
      <style:text-properties style:font-name="Georgia" officeooo:rsid="008e35e3" officeooo:paragraph-rsid="0096cfce" style:font-name-asian="Georgia1" style:font-name-complex="Georgia1"/>
    </style:style>
    <style:style style:name="P85" style:family="paragraph" style:parent-style-name="Standard" style:list-style-name="L16">
      <style:paragraph-properties fo:text-align="start" style:justify-single-word="false"/>
      <style:text-properties style:font-name="Georgia" officeooo:rsid="008e35e3" officeooo:paragraph-rsid="00939433" style:font-name-asian="Georgia1" style:font-name-complex="Georgia1"/>
    </style:style>
    <style:style style:name="P86" style:family="paragraph" style:parent-style-name="Standard" style:list-style-name="L16">
      <style:paragraph-properties fo:text-align="justify" style:justify-single-word="false"/>
      <style:text-properties style:font-name="Georgia" officeooo:rsid="008f18a4" officeooo:paragraph-rsid="008f18a4" style:font-name-asian="Georgia1" style:font-name-complex="Georgia1"/>
    </style:style>
    <style:style style:name="P87" style:family="paragraph" style:parent-style-name="Standard" style:list-style-name="L18">
      <style:paragraph-properties fo:text-align="justify" style:justify-single-word="false"/>
      <style:text-properties style:font-name="Georgia" officeooo:rsid="0090c172" officeooo:paragraph-rsid="0090c172" style:font-name-asian="Georgia1" style:font-name-complex="Georgia1"/>
    </style:style>
    <style:style style:name="P88" style:family="paragraph" style:parent-style-name="Standard" style:master-page-name="First_20_Page">
      <style:paragraph-properties fo:text-align="center" style:justify-single-word="false" style:page-number="auto"/>
    </style:style>
    <style:style style:name="T1" style:family="text">
      <style:text-properties style:font-name="Georgia" style:font-name-asian="Georgia1" style:font-name-complex="Georgia1"/>
    </style:style>
    <style:style style:name="T2" style:family="text">
      <style:text-properties style:font-name="Georgia" officeooo:rsid="006004df" style:font-name-asian="Georgia1" style:font-name-complex="Georgia1"/>
    </style:style>
    <style:style style:name="T3" style:family="text">
      <style:text-properties style:font-name="Georgia" officeooo:rsid="003454c2" style:font-name-asian="Georgia1" style:font-name-complex="Georgia1"/>
    </style:style>
    <style:style style:name="T4" style:family="text">
      <style:text-properties style:font-name="Georgia" officeooo:rsid="0023ad53" style:font-name-asian="Georgia1" style:font-name-complex="Georgia1"/>
    </style:style>
    <style:style style:name="T5" style:family="text">
      <style:text-properties style:font-name="Georgia" officeooo:rsid="00778f90" style:font-name-asian="Georgia1" style:font-name-complex="Georgia1"/>
    </style:style>
    <style:style style:name="T6" style:family="text">
      <style:text-properties officeooo:rsid="0080e1b3"/>
    </style:style>
    <style:style style:name="T7" style:family="text">
      <style:text-properties officeooo:rsid="0033e01d"/>
    </style:style>
    <style:style style:name="T8" style:family="text">
      <style:text-properties officeooo:rsid="003d08c6"/>
    </style:style>
    <style:style style:name="T9" style:family="text">
      <style:text-properties officeooo:rsid="003a0c7e"/>
    </style:style>
    <style:style style:name="T10" style:family="text">
      <style:text-properties officeooo:rsid="002ef8d0"/>
    </style:style>
    <style:style style:name="T11" style:family="text">
      <style:text-properties officeooo:rsid="0073d874"/>
    </style:style>
    <style:style style:name="T12" style:family="text">
      <style:text-properties officeooo:rsid="00754089"/>
    </style:style>
    <style:style style:name="T13" style:family="text">
      <style:text-properties officeooo:rsid="00770d89"/>
    </style:style>
    <style:style style:name="T14" style:family="text">
      <style:text-properties officeooo:rsid="007aa6da"/>
    </style:style>
    <style:style style:name="T15" style:family="text">
      <style:text-properties officeooo:rsid="007cfb25"/>
    </style:style>
    <style:style style:name="T16" style:family="text">
      <style:text-properties officeooo:rsid="0082cd94"/>
    </style:style>
    <style:style style:name="T17" style:family="text">
      <style:text-properties officeooo:rsid="00857b0d"/>
    </style:style>
    <style:style style:name="T18" style:family="text">
      <style:text-properties officeooo:rsid="0086b063"/>
    </style:style>
    <style:style style:name="T19" style:family="text">
      <style:text-properties officeooo:rsid="0087f4d7"/>
    </style:style>
    <style:style style:name="T20" style:family="text">
      <style:text-properties officeooo:rsid="008941d5"/>
    </style:style>
    <style:style style:name="T21" style:family="text">
      <style:text-properties officeooo:rsid="0089eaed"/>
    </style:style>
    <style:style style:name="T22" style:family="text">
      <style:text-properties officeooo:rsid="008a9ad7"/>
    </style:style>
    <style:style style:name="T23" style:family="text">
      <style:text-properties officeooo:rsid="007eef29"/>
    </style:style>
    <style:style style:name="T24" style:family="text">
      <style:text-properties officeooo:rsid="009283ed"/>
    </style:style>
    <style:style style:name="T25" style:family="text">
      <style:text-properties officeooo:rsid="00929b64"/>
    </style:style>
    <style:style style:name="T26" style:family="text">
      <style:text-properties officeooo:rsid="00939433"/>
    </style:style>
    <style:style style:name="T27" style:family="text">
      <style:text-properties officeooo:rsid="0093d949"/>
    </style:style>
    <style:style style:name="T28" style:family="text">
      <style:text-properties officeooo:rsid="009500b2"/>
    </style:style>
    <style:style style:name="T29" style:family="text">
      <style:text-properties officeooo:rsid="0096cfce"/>
    </style:style>
    <style:style style:name="fr1" style:family="graphic" style:parent-style-name="Graphics">
      <style:graphic-properties style:vertical-pos="from-top" style:horizontal-pos="from-left" style:horizontal-rel="paragraph" style:mirror="none" fo:clip="rect(-0.399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.504cm, 0cm, 0.827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.37cm, 0.564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8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1"><text:span text:style-name="T7">Compte-rendu de<text:line-break/>réunion – Transition </text:span><text:span text:style-name="T12">d</text:span><text:span text:style-name="T7">u </text:span><text:span text:style-name="T12">p</text:span><text:span text:style-name="T7">rojet </text:span><text:span text:style-name="T13">en p</text:span><text:span text:style-name="T7">hase </text:span><text:span text:style-name="T12">d</text:span><text:span text:style-name="T7">e </text:span><text:span text:style-name="T12">c</text:span><text:span text:style-name="T7">l</text:span><text:span text:style-name="T12">ô</text:span><text:span text:style-name="T7">ture</text:span></text:p>
      <text:p text:style-name="Standard"/>
      <text:p text:style-name="P40"><draw:frame draw:style-name="fr3" draw:name="image6.png" text:anchor-type="as-char" svg:y="-1.099cm" svg:width="10.601cm" svg:height="1.506cm" draw:z-index="14"><draw:image xlink:href="Pictures/100000000000062B0000011581575A5F73A5D6A4.png" xlink:type="simple" xlink:show="embed" xlink:actuate="onLoad" draw:mime-type="image/png"/></draw:frame></text:p>
      <text:p text:style-name="P3"/>
      <text:p text:style-name="P3"/>
      <text:p text:style-name="P42">🖋️ <text:span text:style-name="T1">Créateur : </text:span><text:span text:style-name="T3">Axel MOURILLON</text:span><text:span text:style-name="T1"> – </text:span><text:span text:style-name="T3">Chef de projet</text:span></text:p>
      <text:p text:style-name="P42">📅 <text:span text:style-name="T1">Date de Création : </text:span><text:span text:style-name="T5">10</text:span><text:span text:style-name="T1">/</text:span><text:span text:style-name="T5">05</text:span><text:span text:style-name="T1">/</text:span><text:span text:style-name="T3">2025</text:span></text:p>
      <text:p text:style-name="P3"/>
      <text:p text:style-name="P35">Membres présents :</text:p>
      <text:section text:style-name="Sect2" text:name="Section1">
        <text:list text:style-name="L1">
          <text:list-item>
            <text:p text:style-name="P61">Loïs ALLAIRE<text:tab/><text:tab/>OUI</text:p>
          </text:list-item>
          <text:list-item>
            <text:p text:style-name="P61">Hugo CLAMOND<text:tab/>OUI</text:p>
          </text:list-item>
          <text:list-item>
            <text:p text:style-name="P61">Axel MOURILLON<text:tab/>OUI</text:p>
          </text:list-item>
          <text:list-item>
            <text:p text:style-name="P61">Arthur YANG<text:tab/><text:tab/>OUI</text:p>
          </text:list-item>
        </text:list>
      </text:section>
      <text:p text:style-name="P42"/>
      <text:section text:style-name="Sect2" text:name="Section2">
        <text:p text:style-name="P46"><draw:frame draw:style-name="fr2" draw:name="Image2" text:anchor-type="as-char" svg:y="-0.728cm" svg:width="5.89cm" svg:height="1.669cm" draw:z-index="15"><draw:image xlink:href="Pictures/10000001000001F50000008E5E7BEE69BAE74E54.png" xlink:type="simple" xlink:show="embed" xlink:actuate="onLoad" draw:mime-type="image/png"/></draw:frame></text:p>
        <text:p text:style-name="P39"><draw:frame draw:style-name="fr1" draw:name="Image3" text:anchor-type="as-char" svg:y="-0.466cm" svg:width="6.246cm" svg:height="1.725cm" draw:z-index="16"><draw:image xlink:href="Pictures/10000001000002030000007F431994E204D99CAF.png" xlink:type="simple" xlink:show="embed" xlink:actuate="onLoad" draw:mime-type="image/png"/></draw:frame></text:p>
      </text:section>
      <text:p text:style-name="P47"/>
      <text:table-of-content text:style-name="Sect3" text:name="Table of Contents1">
        <text:table-of-content-source text:outline-level="10" text:use-index-marks="false" text:use-index-source-styles="true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index-title text:style-name="Sect3" text:name="Table of Contents1_Head">
            <text:p text:style-name="P53">Table des matières</text:p>
          </text:index-title>
          <text:p text:style-name="P51"><text:a xlink:type="simple" xlink:href="#__RefHeading___Toc397_377169772" text:style-name="Index_20_Link" text:visited-style-name="Index_20_Link">Table des figures<text:tab/>1</text:a></text:p>
          <text:p text:style-name="P51"><text:a xlink:type="simple" xlink:href="#__RefHeading___Toc395_377169772" text:style-name="Index_20_Link" text:visited-style-name="Index_20_Link">I. Sécurisation et site web<text:tab/>2</text:a></text:p>
          <text:p text:style-name="P52"><text:a xlink:type="simple" xlink:href="#__RefHeading___Toc399_377169772" text:style-name="Index_20_Link" text:visited-style-name="Index_20_Link">A) Annulation du pentest<text:tab/>2</text:a></text:p>
          <text:p text:style-name="P52"><text:a xlink:type="simple" xlink:href="#__RefHeading___Toc399_377169772%20Copie%201" text:style-name="Index_20_Link" text:visited-style-name="Index_20_Link">B) Avancée de la sécurisation<text:tab/>2</text:a></text:p>
          <text:p text:style-name="P52"><text:a xlink:type="simple" xlink:href="#__RefHeading___Toc399_377169772%20Copie%203" text:style-name="Index_20_Link" text:visited-style-name="Index_20_Link">C) Avancée du développement du site web<text:tab/>2</text:a></text:p>
          <text:p text:style-name="P51"><text:a xlink:type="simple" xlink:href="#__RefHeading___Toc395_377169772%20Copie%201" text:style-name="Index_20_Link" text:visited-style-name="Index_20_Link">II. Derniers jalons<text:tab/>3</text:a></text:p>
          <text:p text:style-name="P52"><text:a xlink:type="simple" xlink:href="#__RefHeading___Toc399_377169772%20Copie%204" text:style-name="Index_20_Link" text:visited-style-name="Index_20_Link">A) Jalon 6<text:tab/>3</text:a></text:p>
          <text:p text:style-name="P52"><text:a xlink:type="simple" xlink:href="#__RefHeading___Toc399_377169772%20Copie%201%20Copie%201" text:style-name="Index_20_Link" text:visited-style-name="Index_20_Link">B) Jalon 7<text:tab/>3</text:a></text:p>
          <text:p text:style-name="P52"><text:a xlink:type="simple" xlink:href="#__RefHeading___Toc399_377169772%20Copie%203%20Copie%201" text:style-name="Index_20_Link" text:visited-style-name="Index_20_Link">C) Jalons 8 et 9<text:tab/>4</text:a></text:p>
          <text:p text:style-name="P51"><text:a xlink:type="simple" xlink:href="#__RefHeading___Toc395_377169772%20Copie%202" text:style-name="Index_20_Link" text:visited-style-name="Index_20_Link">III. Points annexes et répétition du jalon 6<text:tab/>5</text:a></text:p>
          <text:p text:style-name="P52"><text:a xlink:type="simple" xlink:href="#__RefHeading___Toc399_377169772%20Copie%204%20Copie%201" text:style-name="Index_20_Link" text:visited-style-name="Index_20_Link">A) Points annexes<text:tab/>5</text:a></text:p>
          <text:p text:style-name="P52"><text:a xlink:type="simple" xlink:href="#__RefHeading___Toc399_377169772%20Copie%201%20Copie%201%20Copie%201" text:style-name="Index_20_Link" text:visited-style-name="Index_20_Link">B) Répétitions du jalon 6<text:tab/>5</text:a></text:p>
          <text:p text:style-name="P51"><text:a xlink:type="simple" xlink:href="#__RefHeading___Toc395_377169772%20Copie%202%20Copie%202" text:style-name="Index_20_Link" text:visited-style-name="Index_20_Link">Prochaine réunion<text:tab/>6</text:a></text:p>
          <text:p text:style-name="P52"><text:a xlink:type="simple" xlink:href="#__RefHeading___Toc399_377169772%20Copie%202%20Copie%202" text:style-name="Index_20_Link" text:visited-style-name="Index_20_Link">Date<text:tab/>6</text:a></text:p>
          <text:p text:style-name="P52"><text:a xlink:type="simple" xlink:href="#__RefHeading___Toc552_377169772%20Copie%201%20Copie%202" text:style-name="Index_20_Link" text:visited-style-name="Index_20_Link">Ordre du jour<text:tab/>6</text:a></text:p>
          <text:p text:style-name="P52"><text:a xlink:type="simple" xlink:href="#__RefHeading___Toc552_377169772%20Copie%201%20Copie%202%20Copie%201" text:style-name="Index_20_Link" text:visited-style-name="Index_20_Link">Devoirs<text:tab/>6</text:a></text:p>
        </text:index-body>
      </text:table-of-content>
      <text:p text:style-name="P3"/>
      <text:p text:style-name="P3"/>
      <text:p text:style-name="P3"/>
      <text:list xml:id="list1019983557" text:style-name="L2">
        <text:list-item>
          <text:p text:style-name="P54"><text:bookmark-start text:name="__RefHeading___Toc395_377169772"/>Sécurisation et site web<text:bookmark-end text:name="__RefHeading___Toc395_377169772"/></text:p>
        </text:list-item>
      </text:list>
      <text:p text:style-name="P5"/>
      <text:list xml:id="list2214665877" text:style-name="L3">
        <text:list-item>
          <text:p text:style-name="P57"><text:bookmark-start text:name="__RefHeading___Toc399_377169772"/>Annulation du pentest<text:bookmark-end text:name="__RefHeading___Toc399_377169772"/></text:p>
        </text:list-item>
      </text:list>
      <text:p text:style-name="P5"/>
      <text:p text:style-name="P15"><text:tab/>Suite à une discussion avec M. MICHEL et M. DUCHEMIN, nos avons unanimement décidé d’annuler notre proposition de pentest à la promotion. Cela aurait fait courir trop de risque à notre projet pour trop peu d’avantages.</text:p>
      <text:p text:style-name="P15"/>
      <text:p text:style-name="P15"><text:tab/>À la place, nous dédierons ce temps à la réalisation des jalons et à la clôture de la phase de sécurisation de l’infrastructure. <text:span text:style-name="T15">Ce temps supplémentaire nous permettra de travailler plus sereinement sur ces éléments là.</text:span></text:p>
      <text:p text:style-name="P5"/>
      <text:p text:style-name="P6"/>
      <text:list xml:id="list165421083858916" text:continue-numbering="true" text:style-name="L3">
        <text:list-item>
          <text:p text:style-name="P58"><text:bookmark-start text:name="__RefHeading___Toc399_377169772 Copie 1"/>Avancée de la sécurisation <text:bookmark-end text:name="__RefHeading___Toc399_377169772 Copie 1"/></text:p>
        </text:list-item>
      </text:list>
      <text:p text:style-name="P6"/>
      <text:p text:style-name="P21">Passage sur le monitoring, BDD, serveur web pour check up de sécurité</text:p>
      <text:p text:style-name="P22">⇒ Pas encore de synchronisation</text:p>
      <text:p text:style-name="P5"/>
      <text:p text:style-name="P21">Mise en place du <text:span text:style-name="T16">bastion</text:span> RDS côté DRYN</text:p>
      <text:p text:style-name="P62">⇒ Scanner le QRCode pour les codes TOTP côté DRYN</text:p>
      <text:p text:style-name="P21"/>
      <text:p text:style-name="P23">Audit rapide sur les machines à l’aide de Lynis</text:p>
      <text:p text:style-name="P24">Rapport similaire sur beaucoup de machines de l’infrastructure</text:p>
      <text:p text:style-name="P25">Ajout des modules indiqués à Lynis sur toutes les machines </text:p>
      <text:p text:style-name="P26"/>
      <text:p text:style-name="P26">Monitoring </text:p>
      <text:p text:style-name="P25">Envoi d’un mail si dysfonctionnement du serveur web <text:span text:style-name="T17">(AARD, pas encore de serveur web côté DRYN) </text:span>à l’adresse mail "SVG" de notre infrastructure</text:p>
      <text:p text:style-name="P27">Passage du monitoring côté DRYN : redéployer certains services et changer le serveur pourpoint le serveur côté DRYN</text:p>
      <text:p text:style-name="P10"/>
      <text:p text:style-name="P11"><text:span text:style-name="T18">Faille de sécurité corrigé sur le serveur : </text:span><text:span text:style-name="T19">barre de recherche → masqué par un plugin</text:span></text:p>
      <text:p text:style-name="P10"/>
      <text:p text:style-name="P6"/>
      <text:list xml:id="list165422063397545" text:continue-numbering="true" text:style-name="L3">
        <text:list-item>
          <text:p text:style-name="P57"><text:bookmark-start text:name="__RefHeading___Toc399_377169772 Copie 3"/>Avancée du développement du site web<text:bookmark-end text:name="__RefHeading___Toc399_377169772 Copie 3"/></text:p>
        </text:list-item>
      </text:list>
      <text:p text:style-name="P6"/>
      <text:p text:style-name="P28">Pas d’avancée sur le site notable sur le site</text:p>
      <text:p text:style-name="P4"/>
      <text:p text:style-name="P43"/>
      <text:list xml:id="list165422300309672" text:continue-list="list1019983557" text:style-name="L2">
        <text:list-item>
          <text:p text:style-name="P55"><text:bookmark-start text:name="__RefHeading___Toc395_377169772 Copie 1"/>Derniers jalons<text:bookmark-end text:name="__RefHeading___Toc395_377169772 Copie 1"/></text:p>
        </text:list-item>
      </text:list>
      <text:p text:style-name="P7"/>
      <text:list xml:id="list165421393281135" text:continue-list="list165422063397545" text:style-name="L3">
        <text:list-item text:start-value="1">
          <text:p text:style-name="P59"><text:bookmark-start text:name="__RefHeading___Toc399_377169772 Copie 4"/>Jalon 6<text:bookmark-end text:name="__RefHeading___Toc399_377169772 Copie 4"/></text:p>
        </text:list-item>
      </text:list>
      <text:p text:style-name="P6"/>
      <text:p text:style-name="P16">Le script est prêt, le diapo également</text:p>
      <text:p text:style-name="P16">Plus qu’à l’apprendre et à passer lundi :D</text:p>
      <text:p text:style-name="P6"/>
      <text:p text:style-name="P6"/>
      <text:list xml:id="list165422155083906" text:continue-numbering="true" text:style-name="L3">
        <text:list-item>
          <text:p text:style-name="P59"><text:bookmark-start text:name="__RefHeading___Toc399_377169772 Copie 1 Copie 1"/>Jalon 7<text:bookmark-end text:name="__RefHeading___Toc399_377169772 Copie 1 Copie 1"/></text:p>
        </text:list-item>
      </text:list>
      <text:p text:style-name="P6"/>
      <text:p text:style-name="P36">Plan détaillé du mémoire du projet :</text:p>
      <text:p text:style-name="P16"/>
      <text:p text:style-name="P16">1. Introduction</text:p>
      <text:list text:style-name="L4">
        <text:list-item>
          <text:p text:style-name="P63">Notre groupe, succinctement et de façon général (3ème année BUT RT, etc)</text:p>
        </text:list-item>
        <text:list-item>
          <text:p text:style-name="P63">Contexte de projet tutoré : générale, méthode de notations, etc</text:p>
        </text:list-item>
        <text:list-item>
          <text:p text:style-name="P63">Annonce du plan</text:p>
        </text:list-item>
      </text:list>
      <text:p text:style-name="P44"/>
      <text:p text:style-name="P16">2. Projet Wizards &amp; Dice</text:p>
      <text:p text:style-name="P17">2.1. Présentation de votre société et offre sur le marché</text:p>
      <text:list text:style-name="L5">
        <text:list-item>
          <text:p text:style-name="P64">Présenter notre société fictive : histoire </text:p>
        </text:list-item>
        <text:list-item>
          <text:p text:style-name="P64">Besoins du marché</text:p>
        </text:list-item>
        <text:list-item>
          <text:p text:style-name="P64">Demande des consommateurs </text:p>
        </text:list-item>
        <text:list-item>
          <text:p text:style-name="P64">Offre de Wizards &amp; Dice</text:p>
        </text:list-item>
      </text:list>
      <text:p text:style-name="P17">2.2. Périmètre du projet </text:p>
      <text:list text:style-name="L6">
        <text:list-item>
          <text:p text:style-name="P65">Format de site auto-hébergé dit "maquette"</text:p>
        </text:list-item>
        <text:list-item>
          <text:p text:style-name="P65">Livraison pour les derniers jalons : centrée sur la partie technique</text:p>
        </text:list-item>
        <text:list-item>
          <text:p text:style-name="P65">But "post livraison" (si on avait le temps et les ressources réellement nécessaire)</text:p>
        </text:list-item>
      </text:list>
      <text:p text:style-name="P17">2.3. Contraintes du projet</text:p>
      <text:p text:style-name="P18">[Contraintes techniques et humaines]</text:p>
      <text:list text:style-name="L7">
        <text:list-item>
          <text:p text:style-name="P66">Contraintes (au départ du projet et prévis<text:span text:style-name="T20">i</text:span>onnel) : temporelles et imposées</text:p>
        </text:list-item>
        <text:list-item>
          <text:p text:style-name="P67">Risques (au départ du projet et prévis<text:span text:style-name="T20">i</text:span>onnel) : SWOT, Analyse de risques (en annexe)</text:p>
        </text:list-item>
        <text:list-item>
          <text:p text:style-name="P67">Ressources (au départ du projet et prévis<text:span text:style-name="T20">i</text:span>onnel) : financières, humaines, matériels</text:p>
        </text:list-item>
      </text:list>
      <text:p text:style-name="P16"/>
      <text:p text:style-name="P19">3. Déroulement du projet</text:p>
      <text:p text:style-name="P20">3.<text:span text:style-name="T6">1.</text:span> Gestion de projet</text:p>
      <text:list text:style-name="L8">
        <text:list-item>
          <text:p text:style-name="P68">Maquette, répartition des tâches (vrai RACI), planning</text:p>
        </text:list-item>
        <text:list-item>
          <text:p text:style-name="P68">Idée principale : synthétiser le jalon 6</text:p>
        </text:list-item>
      </text:list>
      <text:p text:style-name="P20">3.<text:span text:style-name="T6">2.</text:span> Aspects commerciale et documentaire</text:p>
      <text:list text:style-name="L9">
        <text:list-item>
          <text:p text:style-name="P69">Travaux de recherches en début de projet</text:p>
        </text:list-item>
        <text:list-item>
          <text:p text:style-name="P69">Formalisation de la proposition commercial : étude de marché, des coûts, etc</text:p>
        </text:list-item>
        <text:list-item>
          <text:p text:style-name="P70">Gestion des aspects commerciaux et marketing : charte graphique, réseaux sociaux, etc</text:p>
        </text:list-item>
        <text:list-item>
          <text:p text:style-name="P70">Aspect développement durable et français</text:p>
        </text:list-item>
      </text:list>
      <text:p text:style-name="P20"><text:soft-page-break/>3.3. Aspects techniques</text:p>
      <text:list text:style-name="L10">
        <text:list-item>
          <text:p text:style-name="P71">Réponse(s) technique(s) à la problématique : choix effectué, évaluation des possibilités à notre portée, etc</text:p>
        </text:list-item>
        <text:list-item>
          <text:p text:style-name="P71">Fonctionnalité en place (vs voulues ?)</text:p>
        </text:list-item>
        <text:list-item>
          <text:p text:style-name="P71">Sécurité informatique</text:p>
        </text:list-item>
      </text:list>
      <text:p text:style-name="P45"/>
      <text:p text:style-name="P16"><text:span text:style-name="T6">4</text:span>. Bilan du projet</text:p>
      <text:p text:style-name="P20"><text:span text:style-name="T6">4</text:span>.<text:span text:style-name="T6">1.</text:span> Difficultés majeures</text:p>
      <text:list text:style-name="L11">
        <text:list-item>
          <text:p text:style-name="P72">Organisationnel </text:p>
        </text:list-item>
        <text:list-item>
          <text:p text:style-name="P72">Technique</text:p>
        </text:list-item>
      </text:list>
      <text:p text:style-name="P20"><text:span text:style-name="T6">4</text:span>.<text:span text:style-name="T6">2.</text:span> Pérennité de Wizards &amp; Dice</text:p>
      <text:list text:style-name="L12">
        <text:list-item>
          <text:p text:style-name="P73">Intérêt pour l’entreprise</text:p>
        </text:list-item>
        <text:list-item>
          <text:p text:style-name="P73">Cohérence et amélioration des choix techniques</text:p>
        </text:list-item>
        <text:list-item>
          <text:p text:style-name="P73">Évolutions possible du projet (= solution à choisir en cadre "réel")</text:p>
        </text:list-item>
      </text:list>
      <text:p text:style-name="P20"><text:span text:style-name="T6">4</text:span>.<text:span text:style-name="T6">3.</text:span> Compétences et expérience acquises</text:p>
      <text:list text:style-name="L13">
        <text:list-item>
          <text:p text:style-name="P74">Compétences vue et niveau d'acquisition de celles-ci</text:p>
        </text:list-item>
        <text:list-item>
          <text:p text:style-name="P74">Retour d'expérience de l'équipe </text:p>
        </text:list-item>
        <text:list-item>
          <text:p text:style-name="P74">Évolutions possible (depuis le projet, pour l'équipe<text:span text:style-name="T21">)</text:span></text:p>
        </text:list-item>
      </text:list>
      <text:p text:style-name="P16"/>
      <text:p text:style-name="P16"><text:span text:style-name="T6">5</text:span>. Conclusion </text:p>
      <text:list text:style-name="L14">
        <text:list-item>
          <text:p text:style-name="P75">Rappeler succinctement ce qui a été vu dans le mémoire : Projet Wizards &amp; Dice ; Déroulement du projet ; Bilan du projet</text:p>
        </text:list-item>
        <text:list-item>
          <text:p text:style-name="P75"><text:span text:style-name="T6">R</text:span>emercier les équipes enseignantes, les interv<text:span text:style-name="T21">en</text:span>ants et le GRETA (...) - Ne pas nommé pour éviter les problèmes</text:p>
        </text:list-item>
        <text:list-item>
          <text:p text:style-name="P75">Sucer en mode "très enrichissant" et "on a beaucoup appris" et "ça va nous servir"</text:p>
        </text:list-item>
      </text:list>
      <text:p text:style-name="P6"/>
      <text:p text:style-name="P6"/>
      <text:list xml:id="list165421435376254" text:continue-list="list165422155083906" text:style-name="L3">
        <text:list-item>
          <text:p text:style-name="P59"><text:bookmark-start text:name="__RefHeading___Toc399_377169772 Copie 3 Copie 1"/>Jalons 8 et 9<text:bookmark-end text:name="__RefHeading___Toc399_377169772 Copie 3 Copie 1"/></text:p>
        </text:list-item>
      </text:list>
      <text:p text:style-name="P6"/>
      <text:p text:style-name="P29">Grandes inconnues :</text:p>
      <text:p text:style-name="P30">⇒ Rédaction d’un mail à Eric MALLET et à Frédéric MICHEL pour clarifier les enjeux de ces jalons</text:p>
      <text:p text:style-name="P5"/>
      <text:p text:style-name="P5"/>
      <text:p text:style-name="P5"/>
      <text:list xml:id="list165421272000113" text:continue-list="list165422300309672" text:style-name="L2">
        <text:list-item>
          <text:p text:style-name="P56"><text:bookmark-start text:name="__RefHeading___Toc395_377169772 Copie 2"/>Points annexes et répétition du <text:tab/>jalon 6<text:bookmark-end text:name="__RefHeading___Toc395_377169772 Copie 2"/></text:p>
        </text:list-item>
      </text:list>
      <text:p text:style-name="P8"/>
      <text:list xml:id="list165422577100710" text:continue-list="list165421435376254" text:style-name="L3">
        <text:list-item text:start-value="1">
          <text:p text:style-name="P60"><text:bookmark-start text:name="__RefHeading___Toc399_377169772 Copie 4 Copie 1"/>Points annexes<text:bookmark-end text:name="__RefHeading___Toc399_377169772 Copie 4 Copie 1"/></text:p>
        </text:list-item>
      </text:list>
      <text:p text:style-name="P8"/>
      <text:p text:style-name="P13"><text:span text:style-name="T22">Rédaction d’un </text:span>P<text:span text:style-name="T21">CA / PRA :</text:span></text:p>
      <text:p text:style-name="P31">Sur la base de "oui, faut changer l’IP et attendre"</text:p>
      <text:p text:style-name="P8"/>
      <text:p text:style-name="P29">Faire une page d’avertissement de site down : <text:span text:style-name="T22">à faire si possible</text:span></text:p>
      <text:p text:style-name="P29"/>
      <text:p text:style-name="P32">Reprise des disques de sauvegarde : Arthur</text:p>
      <text:p text:style-name="P29"/>
      <text:p text:style-name="P8"/>
      <text:list xml:id="list165422352840890" text:continue-numbering="true" text:style-name="L3">
        <text:list-item>
          <text:p text:style-name="P60"><text:bookmark-start text:name="__RefHeading___Toc399_377169772 Copie 1 Copie 1 Copie 1"/>Répétitions du jalon 6<text:bookmark-end text:name="__RefHeading___Toc399_377169772 Copie 1 Copie 1 Copie 1"/></text:p>
        </text:list-item>
      </text:list>
      <text:p text:style-name="P8"/>
      <text:p text:style-name="P33">Attention au délai de 30 min </text:p>
      <text:p text:style-name="P34">Couper certaines parties (SWOT notamment)</text:p>
      <text:p text:style-name="P34">Rap god sur la partie organisationnel</text:p>
      <text:p text:style-name="P8"/>
      <text:p text:style-name="P8"/>
      <text:p text:style-name="P8"/>
      <text:p text:style-name="P8"/>
      <text:p text:style-name="P48"><text:bookmark-start text:name="__RefHeading___Toc395_377169772 Copie 2 Copie 2"/>Prochaine réunion<text:bookmark-end text:name="__RefHeading___Toc395_377169772 Copie 2 Copie 2"/></text:p>
      <text:p text:style-name="P9"/>
      <text:p text:style-name="P49"><text:bookmark-start text:name="__RefHeading___Toc399_377169772 Copie 2 Copie 2"/>Date<text:bookmark-end text:name="__RefHeading___Toc399_377169772 Copie 2 Copie 2"/></text:p>
      <text:p text:style-name="P9"/>
      <text:p text:style-name="P50"><text:span text:style-name="T8">S</text:span><text:span text:style-name="T9">amedi </text:span><text:span text:style-name="T14">17</text:span><text:span text:style-name="T10"> m</text:span><text:span text:style-name="T14">ai</text:span><text:span text:style-name="T9"> </text:span><text:span text:style-name="T11">2025</text:span><text:span text:style-name="T9">, </text:span><text:span text:style-name="T8">de 14h30 à 16h30</text:span></text:p>
      <text:p text:style-name="P9"/>
      <text:p text:style-name="P9"/>
      <text:p text:style-name="P49"><text:bookmark-start text:name="__RefHeading___Toc552_377169772 Copie 1 Copie 2"/>Ordre du jour<text:bookmark-end text:name="__RefHeading___Toc552_377169772 Copie 1 Copie 2"/></text:p>
      <text:p text:style-name="P9"/>
      <text:p text:style-name="P14"><text:span text:style-name="T28">Revue</text:span> des parties techniques et avancée des jalons</text:p>
      <text:p text:style-name="P9"/>
      <text:p text:style-name="P9"/>
      <text:p text:style-name="P49"><text:bookmark-start text:name="__RefHeading___Toc552_377169772 Copie 1 Copie 2 Copie 1"/>Devoirs<text:bookmark-end text:name="__RefHeading___Toc552_377169772 Copie 1 Copie 2 Copie 1"/></text:p>
      <text:p text:style-name="P12"/>
      <text:p text:style-name="P78">Loïs :<text:span text:style-name="T4"/></text:p>
      <text:list text:style-name="L15">
        <text:list-item>
          <text:p text:style-name="P79">[Priorité très haute] Jalon 7 (3 semaines restantes) : </text:p>
          <text:list>
            <text:list-item>
              <text:p text:style-name="P79"><text:span text:style-name="T23">3.</text:span><text:span text:style-name="T6">2.</text:span><text:span text:style-name="T23"> Aspects commerciale et documentaire </text:span></text:p>
            </text:list-item>
          </text:list>
        </text:list-item>
        <text:list-item>
          <text:p text:style-name="P79">[Priorité très haute] <text:span text:style-name="T27">Continuer</text:span><text:span text:style-name="T25"> le développement </text:span><text:span text:style-name="T27">du site</text:span></text:p>
        </text:list-item>
      </text:list>
      <text:p text:style-name="P12">Arthur :</text:p>
      <text:list text:style-name="L16">
        <text:list-item>
          <text:p text:style-name="P80">[Priorité très haute] Jalon 7 (3 semaines restantes) : </text:p>
          <text:list>
            <text:list-item>
              <text:p text:style-name="P86">1. Introduction</text:p>
            </text:list-item>
            <text:list-item>
              <text:p text:style-name="P86">5. Conclusion</text:p>
            </text:list-item>
          </text:list>
        </text:list-item>
        <text:list-item>
          <text:p text:style-name="P81">[Priorité <text:span text:style-name="T25">normale</text:span>] <text:span text:style-name="T25">Commencer la rédaction d’un PCA / PRA</text:span></text:p>
        </text:list-item>
        <text:list-item>
          <text:p text:style-name="P85">[Priorité <text:span text:style-name="T25">normale</text:span>] <text:span text:style-name="T26">Revoir l’état de la documentation technique de notre infrastructure</text:span></text:p>
        </text:list-item>
      </text:list>
      <text:p text:style-name="P12">Hugo :</text:p>
      <text:list text:style-name="L17">
        <text:list-item>
          <text:p text:style-name="P82">[Priorité très haute] Jalon 7 (3 semaines restantes) : </text:p>
          <text:list>
            <text:list-item>
              <text:p text:style-name="P82">3.3. Aspects techniques</text:p>
            </text:list-item>
          </text:list>
        </text:list-item>
      </text:list>
      <text:p text:style-name="P12">Axel :</text:p>
      <text:list text:style-name="L18">
        <text:list-item>
          <text:p text:style-name="P83">[Priorité très haute] Jalon 7 (3 semaines restantes) : </text:p>
          <text:list>
            <text:list-item>
              <text:p text:style-name="P76">2. Projet Wizards &amp; Dice – <text:span text:style-name="T24">Aide : Arthur </text:span></text:p>
            </text:list-item>
            <text:list-item>
              <text:p text:style-name="P87">3.1. Gestion de projet</text:p>
            </text:list-item>
            <text:list-item>
              <text:p text:style-name="P77"><text:span text:style-name="T6">4</text:span>. Bilan du projet – <text:span text:style-name="T24">Aide : Arthur </text:span></text:p>
            </text:list-item>
          </text:list>
        </text:list-item>
        <text:list-item>
          <text:p text:style-name="P84">[Priorité haute] <text:span text:style-name="T29">Rédaction d’un mail pour prendre connaissance des attendus des jalons 8 et 9</text:span></text:p>
        </text:list-item>
      </text:list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cm" fo:margin-bottom="0.106cm" style:contextual-spacing="false" fo:line-height="100%" fo:text-align="justify" style:justify-single-word="false" fo:keep-together="always" fo:keep-with-next="always"/>
      <style:text-properties fo:color="#d25913" loext:opacity="100%" style:font-name="Playfair Display" fo:font-family="'Playfair Display'" style:font-family-generic="roman" style:font-pitch="variable" fo:font-size="25pt" fo:font-weight="bold" style:font-name-asian="Playfair Display1" style:font-family-asian="'Playfair Display'" style:font-family-generic-asian="system" style:font-pitch-asian="variable" style:font-size-asian="25pt" style:font-weight-asian="bold" style:font-name-complex="Playfair Display1" style:font-family-complex="'Playfair Display'" style:font-family-generic-complex="system" style:font-pitch-complex="variable" style:font-size-complex="25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8pt" fo:font-weight="bold" style:font-name-asian="Playfair Display1" style:font-family-asian="'Playfair Display'" style:font-family-generic-asian="system" style:font-pitch-asian="variable" style:font-size-asian="18pt" style:font-weight-asian="bold" style:font-name-complex="Playfair Display1" style:font-family-complex="'Playfair Display'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15%" fo:keep-together="always" fo:break-before="auto" fo:break-after="auto" fo:keep-with-next="always"/>
      <style:text-properties fo:color="#d7a418" loext:opacity="100%" fo:font-size="15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text-align="center" style:justify-single-word="false" fo:keep-together="always" fo:keep-with-next="always"/>
      <style:text-properties fo:color="#d25913" loext:opacity="100%" style:font-name="Playfair Display Black" fo:font-family="'Playfair Display Black'" style:font-family-generic="roman" style:font-pitch="variable" fo:font-size="50pt" style:font-name-asian="Playfair Display Black1" style:font-family-asian="'Playfair Display Black'" style:font-family-generic-asian="system" style:font-pitch-asian="variable" style:font-size-asian="50pt" style:font-name-complex="Playfair Display Black1" style:font-family-complex="'Playfair Display Black'" style:font-family-generic-complex="system" style:font-pitch-complex="variable" style:font-size-complex="50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5pt" style:font-name-asian="Playfair Display1" style:font-family-asian="'Playfair Display'" style:font-family-generic-asian="system" style:font-pitch-asian="variable" style:font-size-asian="15pt" style:font-name-complex="Playfair Display1" style:font-family-complex="'Playfair Display'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Figure" style:family="paragraph" style:parent-style-name="Caption" style:class="extra" style:master-page-name="">
      <style:paragraph-properties fo:text-align="center" style:justify-single-word="false" style:page-number="auto"/>
      <style:text-properties fo:font-size="11pt" fo:font-style="normal" fo:font-weight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4.921cm" style:type="right" style:leader-style="dotted" style:leader-text="."/>
        </style:tab-stops>
      </style:paragraph-properties>
      <style:text-properties fo:font-style="normal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color="#d25913" loext:opacity="100%" style:font-name="Playfair Display2" fo:font-family="'Playfair Display'" style:font-style-name="Gras" style:font-pitch="variable" fo:font-size="25pt" fo:font-weight="bold" style:font-size-asian="16pt" style:font-weight-asian="bold" style:font-size-complex="16pt" style:font-weight-complex="bold"/>
    </style:style>
    <style:style style:name="ListLabel_20_1" style:display-name="ListLabel 1" style:family="text">
      <style:text-properties style:font-name="Georgia" fo:font-family="Georgia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06004df"/>
    </style:style>
    <style:style style:name="MP2" style:family="paragraph" style:parent-style-name="Standard">
      <style:text-properties style:font-name="Georgia" officeooo:rsid="003454c2" officeooo:paragraph-rsid="006004df" style:font-name-asian="Georgia1" style:font-name-complex="Georgia1"/>
    </style:style>
    <style:style style:name="MP3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 style:parent-style-name="Standard">
      <style:paragraph-properties fo:text-align="end" style:justify-single-word="false"/>
    </style:style>
    <style:style style:name="MT1" style:family="text">
      <style:text-properties style:font-name="Georgia" officeooo:rsid="006004df" style:font-name-asian="Georgia1" style:font-name-complex="Georgia1"/>
    </style:style>
    <style:style style:name="MT2" style:family="text">
      <style:text-properties style:font-name="Georgia" style:font-name-asian="Georgia1" style:font-name-complex="Georgia1"/>
    </style:style>
    <style:style style:name="MT3" style:family="text">
      <style:text-properties officeooo:rsid="0080e1b3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.37cm, 0.564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text:dont-balance-text-columns="false"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section text:style-name="MSect1" text:name="Section3">
          <text:p text:style-name="MP1"><text:span text:style-name="MT1">W</text:span><text:span text:style-name="MT2">izards &amp; Dice</text:span><draw:frame draw:style-name="Mfr1" draw:name="image3.png" text:anchor-type="char" svg:x="10.515cm" svg:y="-0.912cm" svg:width="7.555cm" svg:height="1.857cm" draw:z-index="2"><draw:image xlink:href="Pictures/10000000000004030000011A2B7FA017DDC64D01.png" xlink:type="simple" xlink:show="embed" xlink:actuate="onLoad" draw:mime-type="image/png"/></draw:frame></text:p>
          <text:p text:style-name="MP2">Transition du projet en phase de clôture</text:p>
        </text:section>
      </style:header>
      <style:footer>
        <text:p text:style-name="MP3"><draw:frame draw:style-name="Mfr2" draw:name="image4.png" text:anchor-type="char" svg:x="-1.154cm" svg:y="-0.46cm" svg:width="11.947cm" svg:height="1.891cm" draw:z-index="8"><draw:image xlink:href="Pictures/100000000000044E000000ADE9B20DD971A4C636.png" xlink:type="simple" xlink:show="embed" xlink:actuate="onLoad" draw:mime-type="image/png"/></draw:frame><text:page-number text:select-page="current">6</text:page-number><text:s/>/ <text:span text:style-name="MT3">6</text:span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4"><draw:frame draw:style-name="Mfr3" draw:name="image7.png" text:anchor-type="char" svg:x="-6.853cm" svg:y="-1.27cm" svg:width="27.293cm" svg:height="14.406cm" draw:z-index="0"><draw:image xlink:href="Pictures/10000001000005FE0000033D2BE6EF261FCC57AD.png" xlink:type="simple" xlink:show="embed" xlink:actuate="onLoad" draw:mime-type="image/png"/></draw:frame><draw:frame draw:style-name="Mfr4" draw:name="image5.png" text:anchor-type="char" svg:x="2.731cm" svg:y="-0.406cm" svg:width="10.894cm" svg:height="12.24cm" draw:z-index="1"><draw:image xlink:href="Pictures/10000001000002E40000031E536CDD6932654004.png" xlink:type="simple" xlink:show="embed" xlink:actuate="onLoad" draw:mime-type="image/png"/></draw:frame></text:p>
      </style:header>
      <style:footer>
        <text:p text:style-name="MP5"/>
      </style:footer>
    </style:master-page>
    <style:master-page style:name="HTML" style:page-layout-name="Mpm2" draw:style-name="Mdp1"/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2.2$Windows_X86_64 LibreOffice_project/53bb9681a964705cf672590721dbc85eb4d0c3a2</meta:generator>
    <dc:date>2025-05-10T16:50:58.299000000</dc:date>
    <meta:editing-duration>PT6H46M53S</meta:editing-duration>
    <meta:editing-cycles>109</meta:editing-cycles>
    <meta:print-date>2025-01-02T09:51:38.559000000</meta:print-date>
    <meta:printed-by>Fichiers PDF</meta:printed-by>
    <meta:document-statistic meta:table-count="0" meta:image-count="7" meta:object-count="0" meta:page-count="8" meta:paragraph-count="141" meta:word-count="1014" meta:character-count="5754" meta:non-whitespace-character-count="4915"/>
  </office:meta>
</office:document-meta>
</file>